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2387" officeooo:paragraph-rsid="00142387"/>
    </style:style>
    <style:style style:name="P2" style:family="paragraph" style:parent-style-name="Standard">
      <style:text-properties officeooo:rsid="00142387" officeooo:paragraph-rsid="0014bf8e"/>
    </style:style>
    <style:style style:name="P3" style:family="paragraph" style:parent-style-name="Text_20_body">
      <style:text-properties officeooo:rsid="00152f90" officeooo:paragraph-rsid="00152f90"/>
    </style:style>
    <style:style style:name="P4" style:family="paragraph" style:parent-style-name="Код_20_программы">
      <style:text-properties officeooo:paragraph-rsid="0014bf8e"/>
    </style:style>
    <style:style style:name="P5" style:family="paragraph" style:parent-style-name="Heading_20_3">
      <style:text-properties officeooo:rsid="00152f90" officeooo:paragraph-rsid="00152f90"/>
    </style:style>
    <style:style style:name="P6" style:family="paragraph" style:parent-style-name="Text_20_body">
      <style:text-properties officeooo:rsid="00152f90" officeooo:paragraph-rsid="0016a993"/>
    </style:style>
    <style:style style:name="P7" style:family="paragraph" style:parent-style-name="Text_20_body">
      <style:text-properties officeooo:rsid="0016a993" officeooo:paragraph-rsid="0016a99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6a993"/>
    </style:style>
    <style:style style:name="T3" style:family="text">
      <style:text-properties fo:language="ru" fo:country="RU"/>
    </style:style>
    <style:style style:name="T4" style:family="text">
      <style:text-properties officeooo:rsid="0014bf8e"/>
    </style:style>
    <style:style style:name="T5" style:family="text">
      <style:text-properties officeooo:rsid="0016a9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Система отладки</text:h>
      <text:p text:style-name="P7">Библиотека <text:span text:style-name="T1">z3DDebugSystem </text:span><text:span text:style-name="T3">предназначена для отладки и помощи в обработке ошибок (вывод сообщений и запись в лог).</text:span></text:p>
      <text:h text:style-name="P5" text:outline-level="3">Сборка библиотеки</text:h>
      <text:p text:style-name="P6">Вы должны использовать одни и те же макросы библиотеки с одними и теми же значениями как при сборке библиотеки, так и при сборке своего проекта, использующего данную библиотеку. <text:span text:style-name="T5">Описания всех макросов для настройки сборки можно найти в файле z3DDebugSystemConfig.</text:span><text:span text:style-name="T2">h.</text:span></text:p>
      <text:h text:style-name="Heading_20_3" text:outline-level="3">Подключение к проекту</text:h>
      <text:p text:style-name="P3">Для подключения к проекту, использующему данную библиотеку, необходимо прописать пути к заголовочному файлу z3DDebugSystem.<text:span text:style-name="T1">h </text:span><text:span text:style-name="T3">и к собранному файлу библиотеки libz3ddebugsystem.a. Не забудьте определить в настройках компилятора в проекте те же макросы, которые были использованы при сборке самой библиотеки.</text:span></text:p>
      <text:h text:style-name="Heading_20_3" text:outline-level="3">Включение режима отладки</text:h>
      <text:p text:style-name="P1">В движке поддерживаются 5 уровней отладки. Для того, чтобы включить режим отладки, необходимо определить переменную препроцессора Z3D_DEBUG_LEVEL в настройках проекта в вашей IDE или в <text:span text:style-name="T1">makefile </text:span>таким образом:</text:p>
      <text:p text:style-name="P1">Z3D_DEBUG_LEVEL=n, где n-желаемый уровень отладки <text:span text:style-name="T3">в интервале </text:span><text:span text:style-name="T1">[0,5]</text:span>. Чем выше n - тем тщательнее производится отладка.</text:p>
      <text:h text:style-name="Heading_20_3" text:outline-level="3">Проверка истинности утверждений</text:h>
      <text:p text:style-name="P1">В режиме отладки доступен инструмент, проверяющий истинность утверждений. Он работает следующим образом: вы пишите где-то в коде, что некоторое условие должно быть истинным в данном блоке и если оно ложно, то всплывает сообщение о нарушении этого утверждения с записью в лог.</text:p>
      <text:p text:style-name="P1">Макрос для проверки истинности утверждений имеет следующий формат:</text:p>
      <text:p text:style-name="P1">Z3D_ASSERT_LEVn(exp, fmt, ..., fPopMsg), где </text:p>
      <text:p text:style-name="P1">- LEV - один из следующих суффиксов:</text:p>
      <text:p text:style-name="P1"><text:tab/>LOW</text:p>
      <text:p text:style-name="P1"><text:tab/>MEDIUM</text:p>
      <text:p text:style-name="P1"><text:tab/>HIGH</text:p>
      <text:p text:style-name="P1"><text:tab/>EXTRA</text:p>
      <text:p text:style-name="P1"><text:tab/>PARANOIC, </text:p>
      <text:p text:style-name="P1">которые обозначают уровни отладки, ниже которых макрос с эти именем не действует; </text:p>
      <text:p text:style-name="P1">- n - может отсутствовать или принимать значения от 1 до 8 и обозначает число аргументов в </text:p>
      <text:p text:style-name="P1">строке формата;</text:p>
      <text:p text:style-name="P1">- exp - выражение, истинность которого утверждается;</text:p>
      <text:p text:style-name="P1">- fmt - строка формата (в стиле printf), за которой могут идти от 1 до 8 аргументов;</text:p>
      <text:p text:style-name="P1">- fPopMsg - булево значение, которое при true вызовет появление диалогового сообщения,</text:p>
      <text:p text:style-name="P1">при false - будет осуществлена только запись в лог.</text:p>
      <text:p text:style-name="P1"/>
      <text:p text:style-name="P1">Пример1</text:p>
      <text:p text:style-name="P1"/>
      <text:p text:style-name="Код_20_программы_28_комментарий_29_"><text:soft-page-break/>/* Утверждается, что файл, имя которого хранится в строке filename всегда будет открыт </text:p>
      <text:p text:style-name="Код_20_программы_28_комментарий_29_">успешно.</text:p>
      <text:p text:style-name="Код_20_программы_28_комментарий_29_">*/</text:p>
      <text:p text:style-name="Код_20_программы">FILE* f = fopen(filename, "r");</text:p>
      <text:p text:style-name="Код_20_программы_28_комментарий_29_">/* Сработает только при уровне отладки не ниже Z3D_DEBUG_LEVEL_LOW, </text:p>
      <text:p text:style-name="Код_20_программы_28_комментарий_29_">суффикс LOW можно не добавлять для ассертов, работающих при уровне </text:p>
      <text:p text:style-name="Код_20_программы_28_комментарий_29_">отладки Z3D_DEBUG_LEVEL_LOW*/</text:p>
      <text:p text:style-name="Код_20_программы">Z3D_ASSERT1(f != 0, "File '%s' must be exist!", filename, true);</text:p>
      <text:p text:style-name="Код_20_программы_28_комментарий_29_">// Сработает только при уровне отладки не ниже Z3D_DEBUG_LEVEL_HIGH</text:p>
      <text:p text:style-name="Код_20_программы">Z3D_ASSERT_HIGH1(f != 0, "File '%s' must be exist!", filename, true);</text:p>
      <text:p text:style-name="P1"/>
      <text:p text:style-name="P1"/>
      <text:p text:style-name="P1">Различные режимы отладки позволяют вам разгружать код по мере того, как он</text:p>
      <text:p text:style-name="P1">стабилизируется и проверяется. На первых порах вы можете включить уровень отладки </text:p>
      <text:p text:style-name="P1">Z3D_DEBUG_LEVEL_HIGH (равен 3). После того, как все основные баги будут отловлены, можно будет отключить проверку истинности утверждений, обработку ошибок, которые имели место на этом уровне и установить уровень отладки, равный Z3D_DEBUG_LEVEL_MEDIUM (равен 2).</text:p>
      <text:p text:style-name="P1">Различные уровни отладки позволят вам оставить макросы в коде и выключать их, когда они не нужны.</text:p>
      <text:p text:style-name="P1"/>
      <text:p text:style-name="P1">Для записи информации в лог и консоль предусмотрен макрос Z3D_INFO. Вы можете использовать его для оповещения о каких-нибудь важных событиях, например, об окончании инициализации какой-то подсистемы. Макрос имеет формат Z3D_INFOn(fmt, ...).</text:p>
      <text:p text:style-name="P1"/>
      <text:p text:style-name="P1">Для трассировки можно использовать макросы формата Z3D_TRACEn( fmt, ..., fPopMsg). Трассировка записывает в лог имя файла и номер строки в файле, где вызвана трассировка.</text:p>
      <text:p text:style-name="P1"/>
      <text:p text:style-name="P2">Для оповещения об ошибке используются макросы формата Z3D_ERRORn( type, exp, fmt, ..., fPopMsg), где type описывает тип ошибки. Ошибки бывают двух типов. Первый (<text:span text:style-name="T4">Z3D_ERROR_PROCESSABLE</text:span>) нужно использовать, если приложение может продолжать свое выполнение. </text:p>
      <text:p text:style-name="P2">Второй тип ошибок (<text:span text:style-name="T4">Z3D_ERROR_FATAL</text:span>) необходимо указывать, если приложение не может далее продолжать свою работу. </text:p>
      <text:p text:style-name="P1"/>
      <text:p text:style-name="P1">Движком поддерживается два уровня предупреждений, которые задаются макросом Z3D_WARN_LEVEL в настройках проекта в IDE. Сами предупреждения выводятся при помощи макросов формата</text:p>
      <text:p text:style-name="P1">Z3D_WARNING_LEVn(exp, fmt, ...), где LEV один из суффиксов {,LOW,HIGH}.</text:p>
      <text:p text:style-name="P1"/>
      <text:p text:style-name="P1">Во всех перечисленных макросах вы можете передавать от 1 до 8 дополнительных аргумента </text:p>
      <text:p text:style-name="P1">после строки формата fmt, exp - это выражение (можно передать 0), fPopMsg - true или false в </text:p>
      <text:p text:style-name="P1">зависимости от необходимости всплывающих диалоговых окон с сообщением.</text:p>
      <text:p text:style-name="P1"/>
      <text:p text:style-name="P1">Пример2</text:p>
      <text:p text:style-name="P1"/>
      <text:p text:style-name="P1"/>
      <text:p text:style-name="Код_20_программы_28_комментарий_29_">/* Была инициализирована какая-то подсистема.</text:p>
      <text:p text:style-name="Код_20_программы_28_комментарий_29_">*/</text:p>
      <text:p text:style-name="Код_20_программы">BOOL fRes = SomeSubSystem.Initialize();</text:p>
      <text:p text:style-name="Код_20_программы">if (!fRes)</text:p>
      <text:p text:style-name="Код_20_программы">{</text:p>
      <text:p text:style-name="P4">Z3D_ERROR(<text:span text:style-name="T4">Z3D_ERROR_FATAL</text:span>, !fRes, "Some sub system initialization failed", true);</text:p>
      <text:p text:style-name="Код_20_программы">}</text:p>
      <text:p text:style-name="Код_20_программы"><text:soft-page-break/>else</text:p>
      <text:p text:style-name="Код_20_программы">{</text:p>
      <text:p text:style-name="Код_20_программы">Z3D_INFO1("Subsystem %s was inited successfully!", "Some");</text:p>
      <text:p text:style-name="Код_20_программы"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Код_20_программы" style:display-name="Код программы" style:family="paragraph" style:parent-style-name="Standard" style:master-page-name="">
      <style:paragraph-properties style:page-number="auto" style:writing-mode="page"/>
      <style:text-properties style:font-name="Courier New" fo:font-family="'Courier New'" style:font-style-name="Обычный" style:font-family-generic="modern" style:font-pitch="fixed" fo:font-size="10pt" officeooo:rsid="00142387" style:font-size-asian="10.5pt"/>
    </style:style>
    <style:style style:name="Код_20_программы_28_комментарий_29_" style:display-name="Код программы(комментарий)" style:family="paragraph" style:parent-style-name="Код_20_программы">
      <style:paragraph-properties style:writing-mode="page"/>
      <style:text-properties fo:color="#b2b2b2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2:22:55.030000000</meta:creation-date>
    <meta:generator>LibreOffice/5.3.4.2$Windows_x86 LibreOffice_project/f82d347ccc0be322489bf7da61d7e4ad13fe2ff3</meta:generator>
    <dc:date>2018-03-25T13:58:53.836000000</dc:date>
    <meta:editing-duration>PT10M40S</meta:editing-duration>
    <meta:editing-cycles>2</meta:editing-cycles>
    <meta:document-statistic meta:table-count="0" meta:image-count="0" meta:object-count="0" meta:page-count="3" meta:paragraph-count="62" meta:word-count="636" meta:character-count="4572" meta:non-whitespace-character-count="3981"/>
  </office:meta>
</office:document-meta>
</file>